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Open Sans" svg:font-family="Open Sans" style:font-family-generic="swiss" style:font-pitch="variable"/>
    <style:font-face style:name="inherit" svg:font-family="inherit" style:font-family-generic="roman" svg:panose-1="0 0 0 0 0 0 0 0 0 0"/>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正文" style:master-page-name="MP0" style:family="paragraph">
      <style:paragraph-properties fo:break-before="page"/>
      <style:text-properties style:font-name="DengXian" style:font-name-asian="DengXian" style:font-size-complex="10.5pt"/>
    </style:style>
    <style:style style:name="T2" style:parent-style-name="默认段落字体" style:family="text">
      <style:text-properties style:font-name="DengXian" style:font-name-asian="DengXian" fo:font-size="12pt" style:font-size-asian="12pt" style:font-size-complex="12pt"/>
    </style:style>
    <style:style style:name="T3" style:parent-style-name="默认段落字体" style:family="text">
      <style:text-properties style:font-name="DengXian" style:font-name-asian="DengXian" fo:font-size="12pt" style:font-size-asian="12pt" style:font-size-complex="12pt"/>
    </style:style>
    <style:style style:name="T4" style:parent-style-name="默认段落字体" style:family="text">
      <style:text-properties style:font-name="DengXian" style:font-name-asian="DengXian" fo:font-size="12pt" style:font-size-asian="12pt" style:font-size-complex="12pt"/>
    </style:style>
    <style:style style:name="T5" style:parent-style-name="默认段落字体" style:family="text">
      <style:text-properties style:font-name="DengXian" style:font-name-asian="DengXian" fo:font-size="12pt" style:font-size-asian="12pt" style:font-size-complex="12pt"/>
    </style:style>
    <style:style style:name="T6" style:parent-style-name="默认段落字体" style:family="text">
      <style:text-properties style:font-name="DengXian" style:font-name-asian="DengXian" fo:font-size="12pt" style:font-size-asian="12pt" style:font-size-complex="12pt"/>
    </style:style>
    <style:style style:name="T7"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8"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9" style:parent-style-name="默认段落字体" style:family="text">
      <style:text-properties style:font-name="DengXian" style:font-name-asian="DengXian" fo:font-size="12pt" style:font-size-asian="12pt" style:font-size-complex="12pt"/>
    </style:style>
    <style:style style:name="T10" style:parent-style-name="默认段落字体" style:family="text">
      <style:text-properties style:font-name="DengXian" style:font-name-asian="DengXian" fo:font-size="12pt" style:font-size-asian="12pt" style:font-size-complex="12pt"/>
    </style:style>
    <style:style style:name="T11" style:parent-style-name="默认段落字体" style:family="text">
      <style:text-properties style:font-name="DengXian" style:font-name-asian="DengXian" fo:font-size="12pt" style:font-size-asian="12pt" style:font-size-complex="12pt"/>
    </style:style>
    <style:style style:name="T12" style:parent-style-name="默认段落字体" style:family="text">
      <style:text-properties style:font-name="DengXian" style:font-name-asian="DengXian" fo:font-size="12pt" style:font-size-asian="12pt" style:font-size-complex="12pt"/>
    </style:style>
    <style:style style:name="T13" style:parent-style-name="默认段落字体" style:family="text">
      <style:text-properties style:font-name="DengXian" style:font-name-asian="DengXian" fo:font-size="12pt" style:font-size-asian="12pt" style:font-size-complex="12pt"/>
    </style:style>
    <style:style style:name="T14" style:parent-style-name="默认段落字体" style:family="text">
      <style:text-properties style:font-name="DengXian" style:font-name-asian="DengXian" fo:font-size="12pt" style:font-size-asian="12pt" style:font-size-complex="12pt"/>
    </style:style>
    <style:style style:name="T15"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16"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17"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18"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19"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0"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1"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2"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3"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4"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5"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6"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7"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8"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T29" style:parent-style-name="默认段落字体" style:family="text">
      <style:text-properties style:font-name="DengXian" style:font-name-asian="DengXian" style:font-name-complex="Helvetica" fo:color="#333333" fo:font-size="12pt" style:font-size-asian="12pt" style:font-size-complex="12pt" fo:background-color="#FFFFFF"/>
    </style:style>
    <style:style style:name="P30" style:parent-style-name="正文" style:family="paragraph">
      <style:text-properties style:font-name="DengXian" style:font-name-asian="DengXian" fo:font-size="12pt" style:font-size-asian="12pt" style:font-size-complex="12pt"/>
    </style:style>
    <style:style style:name="P31" style:parent-style-name="标题3" style:family="paragraph">
      <style:paragraph-properties fo:margin-top="0in" fo:margin-bottom="0in" fo:background-color="#F5F5F5"/>
    </style:style>
    <style:style style:name="T32" style:parent-style-name="默认段落字体" style:family="text">
      <style:text-properties style:font-name="DengXian" style:font-name-asian="DengXian" fo:font-weight="normal" style:font-weight-asian="normal" style:font-weight-complex="normal" fo:font-size="12pt" style:font-size-asian="12pt" style:font-size-complex="12pt"/>
    </style:style>
    <style:style style:name="T33" style:parent-style-name="默认段落字体" style:family="text">
      <style:text-properties style:font-name="DengXian" style:font-name-asian="DengXian" fo:font-weight="normal" style:font-weight-asian="normal" style:font-weight-complex="normal" fo:font-size="12pt" style:font-size-asian="12pt" style:font-size-complex="12pt"/>
    </style:style>
    <style:style style:name="T34" style:parent-style-name="默认段落字体" style:family="text">
      <style:text-properties style:font-name="DengXian" style:font-name-asian="DengXian" fo:font-weight="normal" style:font-weight-asian="normal" style:font-weight-complex="normal" fo:font-size="12pt" style:font-size-asian="12pt" style:font-size-complex="12pt"/>
    </style:style>
    <style:style style:name="T35" style:parent-style-name="默认段落字体" style:family="text">
      <style:text-properties style:font-name="DengXian" style:font-name-asian="DengXian" fo:font-weight="normal" style:font-weight-asian="normal" style:font-weight-complex="normal" fo:font-size="12pt" style:font-size-asian="12pt" style:font-size-complex="12pt"/>
    </style:style>
    <style:style style:name="T36" style:parent-style-name="默认段落字体" style:family="text">
      <style:text-properties style:font-name="DengXian" style:font-name-asian="DengXian" fo:font-weight="normal" style:font-weight-asian="normal" style:font-weight-complex="normal" fo:font-size="12pt" style:font-size-asian="12pt" style:font-size-complex="12pt"/>
    </style:style>
    <style:style style:name="T37" style:parent-style-name="默认段落字体" style:family="text">
      <style:text-properties style:font-name="DengXian" style:font-name-asian="DengXian" style:font-name-complex="Open Sans" fo:font-weight="normal" style:font-weight-asian="normal" style:font-weight-complex="normal" fo:color="#000000" fo:letter-spacing="0.002in" fo:font-size="12pt" style:font-size-asian="12pt" style:font-size-complex="12pt" fo:background-color="#FFFFFF"/>
    </style:style>
    <style:style style:name="T38" style:parent-style-name="默认段落字体" style:family="text">
      <style:text-properties style:font-name="DengXian" style:font-name-asian="DengXian" style:font-name-complex="Open Sans" fo:font-weight="normal" style:font-weight-asian="normal" style:font-weight-complex="normal" fo:color="#000000" fo:letter-spacing="0.002in" fo:font-size="12pt" style:font-size-asian="12pt" style:font-size-complex="12pt" fo:background-color="#FFFFFF"/>
    </style:style>
    <style:style style:name="T39" style:parent-style-name="默认段落字体" style:family="text">
      <style:text-properties style:font-name="DengXian" style:font-name-asian="DengXian" style:font-name-complex="Open Sans" fo:font-weight="normal" style:font-weight-asian="normal" style:font-weight-complex="normal" fo:color="#000000" fo:letter-spacing="0.002in" fo:font-size="12pt" style:font-size-asian="12pt" style:font-size-complex="12pt" fo:background-color="#FFFFFF"/>
    </style:style>
    <style:style style:name="T40" style:parent-style-name="默认段落字体" style:family="text">
      <style:text-properties style:font-name="DengXian" style:font-name-asian="DengXian" style:font-name-complex="Open Sans" fo:font-weight="normal" style:font-weight-asian="normal" style:font-weight-complex="normal" fo:color="#000000" fo:letter-spacing="0.002in" fo:font-size="12pt" style:font-size-asian="12pt" style:font-size-complex="12pt" fo:background-color="#FFFFFF"/>
    </style:style>
    <style:style style:name="T41" style:parent-style-name="默认段落字体" style:family="text">
      <style:text-properties style:font-name="DengXian" style:font-name-asian="DengXian" style:font-name-complex="Open Sans" fo:font-weight="normal" style:font-weight-asian="normal" style:font-weight-complex="normal" fo:color="#000000" fo:letter-spacing="0.002in" fo:font-size="12pt" style:font-size-asian="12pt" style:font-size-complex="12pt" fo:background-color="#FFFFFF"/>
    </style:style>
    <style:style style:name="T42" style:parent-style-name="默认段落字体" style:family="text">
      <style:text-properties style:font-name="DengXian" style:font-name-asian="DengXian" style:font-name-complex="Arial" fo:font-weight="normal" style:font-weight-asian="normal" style:font-weight-complex="normal" fo:color="#202122" fo:font-size="12pt" style:font-size-asian="12pt" style:font-size-complex="12pt" fo:background-color="#FFFFFF"/>
    </style:style>
    <style:style style:name="T43" style:parent-style-name="默认段落字体" style:family="text">
      <style:text-properties style:font-name="DengXian" style:font-name-asian="DengXian" style:font-name-complex="Arial" fo:font-weight="normal" style:font-weight-asian="normal" style:font-weight-complex="normal" fo:color="#202122" fo:font-size="12pt" style:font-size-asian="12pt" style:font-size-complex="12pt" fo:background-color="#FFFFFF"/>
    </style:style>
    <style:style style:name="T44" style:parent-style-name="默认段落字体" style:family="text">
      <style:text-properties style:font-name="DengXian" style:font-name-asian="DengXian" style:font-name-complex="Arial" fo:font-weight="normal" style:font-weight-asian="normal" style:font-weight-complex="normal" fo:color="#232323" fo:font-size="12pt" style:font-size-asian="12pt" style:font-size-complex="12pt"/>
    </style:style>
    <style:style style:name="T45" style:parent-style-name="默认段落字体" style:family="text">
      <style:text-properties style:font-name="DengXian" style:font-name-asian="DengXian" style:font-name-complex="Arial" fo:font-weight="normal" style:font-weight-asian="normal" style:font-weight-complex="normal" fo:color="#232323" fo:font-size="12pt" style:font-size-asian="12pt" style:font-size-complex="12pt"/>
    </style:style>
    <style:style style:name="P46" style:parent-style-name="正文" style:family="paragraph">
      <style:text-properties style:font-name="DengXian" style:font-name-asian="DengXian" style:font-name-complex="Open Sans" fo:color="#000000" fo:letter-spacing="0.002in" fo:font-size="12pt" style:font-size-asian="12pt" style:font-size-complex="12pt" fo:background-color="#FFFFFF"/>
    </style:style>
    <style:style style:name="P47" style:parent-style-name="正文" style:family="paragraph">
      <style:text-properties style:font-name="DengXian" style:font-name-asian="DengXian" fo:font-size="12pt" style:font-size-asian="12pt" style:font-size-complex="12pt"/>
    </style:style>
    <style:style style:name="P48" style:parent-style-name="正文" style:family="paragraph">
      <style:text-properties style:font-name="DengXian" style:font-name-asian="DengXian" fo:font-size="12pt" style:font-size-asian="12pt" style:font-size-complex="12pt"/>
    </style:style>
    <style:style style:name="P49" style:parent-style-name="正文" style:family="paragraph">
      <style:text-properties style:font-name="DengXian" style:font-name-asian="DengXian" style:font-name-complex="Helvetica" fo:color="#333333" fo:font-size="12pt" style:font-size-asian="12pt" style:font-size-complex="12pt" fo:background-color="#FFFFFF" fo:language="de" fo:country="DE"/>
    </style:style>
    <style:style style:name="P50" style:parent-style-name="正文" style:family="paragraph">
      <style:paragraph-properties fo:widows="2" fo:orphans="2" fo:text-align="start" style:line-height-at-least="0.3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DengXian" style:font-name-asian="DengXian" style:font-name-complex="Helvetica" fo:color="#333333" fo:font-size="12pt" style:font-size-asian="12pt" style:font-size-complex="12pt" fo:background-color="#FFFFFF" fo:language="de" fo:country="DE"/>
    </style:style>
    <style:style style:name="P51" style:parent-style-name="HTML预设格式" style:family="paragraph">
      <style:paragraph-properties style:line-height-at-least="0.3333in" fo:background-color="#F8F9FA"/>
    </style:style>
    <style:style style:name="T52" style:parent-style-name="默认段落字体" style:family="text">
      <style:text-properties style:font-name="DengXian" style:font-name-asian="DengXian"/>
    </style:style>
    <style:style style:name="T53" style:parent-style-name="默认段落字体" style:family="text">
      <style:text-properties style:font-name="DengXian" style:font-name-asian="DengXian"/>
    </style:style>
    <style:style style:name="T54" style:parent-style-name="默认段落字体" style:family="text">
      <style:text-properties style:font-name="DengXian" style:font-name-asian="DengXian"/>
    </style:style>
    <style:style style:name="T55" style:parent-style-name="默认段落字体" style:family="text">
      <style:text-properties style:font-name="DengXian" style:font-name-asian="DengXian"/>
    </style:style>
    <style:style style:name="T56" style:parent-style-name="默认段落字体" style:family="text">
      <style:text-properties style:font-name="DengXian" style:font-name-asian="DengXian"/>
    </style:style>
    <style:style style:name="T57" style:parent-style-name="默认段落字体" style:family="text">
      <style:text-properties style:font-name="DengXian" style:font-name-asian="DengXian"/>
    </style:style>
    <style:style style:name="T58" style:parent-style-name="默认段落字体" style:family="text">
      <style:text-properties style:font-name="DengXian" style:font-name-asian="DengXian"/>
    </style:style>
    <style:style style:name="T59" style:parent-style-name="默认段落字体" style:family="text">
      <style:text-properties style:font-name="DengXian" style:font-name-asian="DengXian"/>
    </style:style>
    <style:style style:name="T60" style:parent-style-name="默认段落字体" style:family="text">
      <style:text-properties style:font-name="DengXian" style:font-name-asian="DengXian" style:font-name-complex="Helvetica" fo:color="#333333" fo:background-color="#FFFFFF" fo:language="de" fo:country="DE"/>
    </style:style>
    <style:style style:name="T61" style:parent-style-name="默认段落字体" style:family="text">
      <style:text-properties style:font-name="DengXian" style:font-name-asian="DengXian" style:font-name-complex="Helvetica" fo:color="#333333" fo:background-color="#FFFFFF" fo:language="de" fo:country="DE"/>
    </style:style>
    <style:style style:name="T62" style:parent-style-name="默认段落字体" style:family="text">
      <style:text-properties style:font-name="DengXian" style:font-name-asian="DengXian" style:font-name-complex="Helvetica" fo:color="#333333" fo:background-color="#FFFFFF"/>
    </style:style>
    <style:style style:name="T63" style:parent-style-name="默认段落字体" style:family="text">
      <style:text-properties style:font-name="DengXian" style:font-name-asian="DengXian" style:font-name-complex="Helvetica" fo:color="#333333" fo:background-color="#FFFFFF"/>
    </style:style>
    <style:style style:name="T64" style:parent-style-name="默认段落字体" style:family="text">
      <style:text-properties style:font-name="DengXian" style:font-name-asian="DengXian" style:font-name-complex="Helvetica" fo:color="#333333" fo:background-color="#FFFFFF" fo:language="de" fo:country="DE"/>
    </style:style>
    <style:style style:name="T65" style:parent-style-name="默认段落字体" style:family="text">
      <style:text-properties style:font-name="DengXian" style:font-name-asian="DengXian" style:font-name-complex="Helvetica" fo:color="#333333" fo:background-color="#FFFFFF" fo:language="de" fo:country="DE"/>
    </style:style>
    <style:style style:name="T66" style:parent-style-name="默认段落字体" style:family="text">
      <style:text-properties style:font-name="DengXian" style:font-name-asian="DengXian" style:font-name-complex="Helvetica" fo:color="#333333" fo:background-color="#FFFFFF" fo:language="de" fo:country="DE"/>
    </style:style>
    <style:style style:name="T67" style:parent-style-name="默认段落字体" style:family="text">
      <style:text-properties style:font-name="DengXian" style:font-name-asian="DengXian" style:font-name-complex="Arial" fo:color="#202122" fo:background-color="#FFFFFF"/>
    </style:style>
    <style:style style:name="T68" style:parent-style-name="默认段落字体" style:family="text">
      <style:text-properties style:font-name="DengXian" style:font-name-asian="DengXian" style:font-name-complex="Arial" fo:color="#202122" fo:background-color="#FFFFFF"/>
    </style:style>
    <style:style style:name="T69" style:parent-style-name="默认段落字体" style:family="text">
      <style:text-properties style:font-name="DengXian" style:font-name-asian="DengXian" style:font-name-complex="Helvetica" fo:color="#333333" fo:background-color="#FFFFFF" fo:language="de" fo:country="DE"/>
    </style:style>
    <style:style style:name="T70" style:parent-style-name="默认段落字体" style:family="text">
      <style:text-properties style:font-name="DengXian" style:font-name-asian="DengXian" style:font-name-complex="Helvetica" fo:color="#333333" fo:background-color="#FFFFFF" fo:language="de" fo:country="DE"/>
    </style:style>
    <style:style style:name="T71" style:parent-style-name="默认段落字体" style:family="text">
      <style:text-properties style:font-name="DengXian" style:font-name-asian="DengXian" style:font-name-complex="Helvetica" fo:color="#333333" fo:background-color="#FFFFFF" fo:language="de" fo:country="DE"/>
    </style:style>
    <style:style style:name="T72" style:parent-style-name="默认段落字体" style:family="text">
      <style:text-properties style:font-name="DengXian" style:font-name-asian="DengXian" style:font-name-complex="Helvetica" fo:color="#333333" fo:background-color="#FFFFFF" fo:language="de" fo:country="DE"/>
    </style:style>
    <style:style style:name="T73" style:parent-style-name="默认段落字体" style:family="text">
      <style:text-properties style:font-name="DengXian" style:font-name-asian="DengXian" style:font-name-complex="Helvetica" fo:color="#333333" fo:background-color="#FFFFFF" fo:language="de" fo:country="DE"/>
    </style:style>
    <style:style style:name="T74" style:parent-style-name="默认段落字体" style:family="text">
      <style:text-properties style:font-name="DengXian" style:font-name-asian="DengXian" style:font-name-complex="Helvetica" fo:color="#333333" fo:background-color="#FFFFFF" fo:language="de" fo:country="DE"/>
    </style:style>
    <style:style style:name="T75" style:parent-style-name="默认段落字体" style:family="text">
      <style:text-properties style:font-name="DengXian" style:font-name-asian="DengXian" style:font-name-complex="Helvetica" fo:color="#333333" fo:background-color="#FFFFFF" fo:language="de" fo:country="DE"/>
    </style:style>
    <style:style style:name="T76" style:parent-style-name="默认段落字体" style:family="text">
      <style:text-properties style:font-name="DengXian" style:font-name-asian="DengXian" style:font-name-complex="Helvetica" fo:color="#333333" fo:background-color="#FFFFFF" fo:language="de" fo:country="DE"/>
    </style:style>
    <style:style style:name="T77" style:parent-style-name="默认段落字体" style:family="text">
      <style:text-properties style:font-name="DengXian" style:font-name-asian="DengXian" style:font-name-complex="Helvetica" fo:color="#333333" fo:background-color="#FFFFFF" fo:language="de" fo:country="DE"/>
    </style:style>
    <style:style style:name="T78" style:parent-style-name="默认段落字体" style:family="text">
      <style:text-properties style:font-name="DengXian" style:font-name-asian="DengXian" style:font-name-complex="Helvetica" fo:color="#333333" fo:background-color="#FFFFFF" fo:language="de" fo:country="DE"/>
    </style:style>
    <style:style style:name="T79" style:parent-style-name="默认段落字体" style:family="text">
      <style:text-properties style:font-name="DengXian" style:font-name-asian="DengXian" style:font-name-complex="Helvetica" fo:color="#333333" fo:background-color="#FFFFFF" fo:language="de" fo:country="DE"/>
    </style:style>
    <style:style style:name="T80" style:parent-style-name="默认段落字体" style:family="text">
      <style:text-properties style:font-name="DengXian" style:font-name-asian="DengXian" style:font-name-complex="Helvetica" fo:color="#333333" fo:background-color="#FFFFFF" fo:language="de" fo:country="DE"/>
    </style:style>
    <style:style style:name="T81" style:parent-style-name="默认段落字体" style:family="text">
      <style:text-properties style:font-name="DengXian" style:font-name-asian="DengXian" style:font-name-complex="Helvetica" fo:color="#333333" fo:background-color="#FFFFFF" fo:language="de" fo:country="DE"/>
    </style:style>
    <style:style style:name="T82" style:parent-style-name="默认段落字体" style:family="text">
      <style:text-properties style:font-name="DengXian" style:font-name-asian="DengXian" style:font-name-complex="Helvetica" fo:color="#333333" fo:background-color="#FFFFFF" fo:language="de" fo:country="DE"/>
    </style:style>
    <style:style style:name="T83" style:parent-style-name="默认段落字体" style:family="text">
      <style:text-properties style:font-name="DengXian" style:font-name-asian="DengXian" style:font-name-complex="Helvetica" fo:color="#333333" fo:background-color="#FFFFFF" fo:language="de" fo:country="DE"/>
    </style:style>
    <style:style style:name="T84" style:parent-style-name="默认段落字体" style:family="text">
      <style:text-properties style:font-name="DengXian" style:font-name-asian="DengXian" style:font-name-complex="Helvetica" fo:color="#333333" fo:background-color="#FFFFFF" fo:language="de" fo:country="DE"/>
    </style:style>
    <style:style style:name="T85" style:parent-style-name="默认段落字体" style:family="text">
      <style:text-properties style:font-name="DengXian" style:font-name-asian="DengXian" style:font-name-complex="Helvetica" fo:color="#333333" fo:background-color="#FFFFFF" fo:language="de" fo:country="DE"/>
    </style:style>
    <style:style style:name="T86" style:parent-style-name="默认段落字体" style:family="text">
      <style:text-properties style:font-name="DengXian" style:font-name-asian="DengXian" style:font-name-complex="Helvetica" fo:color="#333333" fo:background-color="#FFFFFF" fo:language="de" fo:country="DE"/>
    </style:style>
    <style:style style:name="T87" style:parent-style-name="y2iqfc" style:family="text">
      <style:text-properties style:font-name="DengXian" style:font-name-asian="DengXian" fo:color="#202124"/>
    </style:style>
    <style:style style:name="P88" style:parent-style-name="HTML预设格式" style:family="paragraph">
      <style:paragraph-properties style:line-height-at-least="0.3333in" fo:background-color="#F8F9FA"/>
    </style:style>
    <style:style style:name="T89" style:parent-style-name="y2iqfc" style:family="text">
      <style:text-properties style:font-name="DengXian" style:font-name-asian="DengXian" fo:color="#202124"/>
    </style:style>
    <style:style style:name="T90" style:parent-style-name="y2iqfc" style:family="text">
      <style:text-properties style:font-name="DengXian" style:font-name-asian="DengXian" fo:color="#202124"/>
    </style:style>
    <style:style style:name="T91" style:parent-style-name="y2iqfc" style:family="text">
      <style:text-properties style:font-name="DengXian" style:font-name-asian="DengXian" fo:color="#202124"/>
    </style:style>
    <style:style style:name="T92" style:parent-style-name="y2iqfc" style:family="text">
      <style:text-properties style:font-name="DengXian" style:font-name-asian="DengXian" fo:color="#202124"/>
    </style:style>
    <style:style style:name="T93" style:parent-style-name="y2iqfc" style:family="text">
      <style:text-properties style:font-name="DengXian" style:font-name-asian="DengXian" fo:color="#202124"/>
    </style:style>
    <style:style style:name="T94" style:parent-style-name="y2iqfc" style:family="text">
      <style:text-properties style:font-name="DengXian" style:font-name-asian="DengXian" fo:color="#202124"/>
    </style:style>
    <style:style style:name="T95" style:parent-style-name="y2iqfc" style:family="text">
      <style:text-properties style:font-name="DengXian" style:font-name-asian="DengXian" fo:color="#202124"/>
    </style:style>
    <style:style style:name="T96" style:parent-style-name="y2iqfc" style:family="text">
      <style:text-properties style:font-name="DengXian" style:font-name-asian="DengXian" fo:color="#202124"/>
    </style:style>
    <style:style style:name="T97" style:parent-style-name="y2iqfc" style:family="text">
      <style:text-properties style:font-name="DengXian" style:font-name-asian="DengXian" fo:color="#202124"/>
    </style:style>
    <style:style style:name="P98" style:parent-style-name="HTML预设格式" style:family="paragraph">
      <style:paragraph-properties style:line-height-at-least="0.3333in" fo:background-color="#F8F9FA"/>
    </style:style>
    <style:style style:name="T99" style:parent-style-name="y2iqfc" style:family="text">
      <style:text-properties style:font-name="DengXian" style:font-name-asian="DengXian" fo:color="#202124"/>
    </style:style>
    <style:style style:name="T100" style:parent-style-name="y2iqfc" style:family="text">
      <style:text-properties style:font-name="DengXian" style:font-name-asian="DengXian" fo:color="#202124"/>
    </style:style>
    <style:style style:name="T101" style:parent-style-name="y2iqfc" style:family="text">
      <style:text-properties style:font-name="DengXian" style:font-name-asian="DengXian" fo:color="#202124"/>
    </style:style>
    <style:style style:name="T102" style:parent-style-name="y2iqfc" style:family="text">
      <style:text-properties style:font-name="DengXian" style:font-name-asian="DengXian" fo:color="#202124"/>
    </style:style>
    <style:style style:name="T103" style:parent-style-name="y2iqfc" style:family="text">
      <style:text-properties style:font-name="DengXian" style:font-name-asian="DengXian" fo:color="#202124"/>
    </style:style>
    <style:style style:name="T104" style:parent-style-name="y2iqfc" style:family="text">
      <style:text-properties style:font-name="DengXian" style:font-name-asian="DengXian" fo:color="#202124"/>
    </style:style>
    <style:style style:name="T105" style:parent-style-name="y2iqfc" style:family="text">
      <style:text-properties style:font-name="DengXian" style:font-name-asian="DengXian" fo:color="#202124"/>
    </style:style>
    <style:style style:name="T106" style:parent-style-name="y2iqfc" style:family="text">
      <style:text-properties style:font-name="DengXian" style:font-name-asian="DengXian" fo:color="#202124"/>
    </style:style>
    <style:style style:name="T107" style:parent-style-name="y2iqfc" style:family="text">
      <style:text-properties style:font-name="DengXian" style:font-name-asian="DengXian" fo:color="#202124"/>
    </style:style>
    <style:style style:name="T108" style:parent-style-name="y2iqfc" style:family="text">
      <style:text-properties style:font-name="DengXian" style:font-name-asian="DengXian" fo:color="#202124"/>
    </style:style>
    <style:style style:name="P109" style:parent-style-name="HTML预设格式" style:family="paragraph">
      <style:paragraph-properties style:line-height-at-least="0.3333in" fo:background-color="#F8F9FA"/>
    </style:style>
    <style:style style:name="T110" style:parent-style-name="y2iqfc" style:family="text">
      <style:text-properties style:font-name="DengXian" style:font-name-asian="DengXian" fo:color="#202124"/>
    </style:style>
    <style:style style:name="P111" style:parent-style-name="HTML预设格式" style:family="paragraph">
      <style:paragraph-properties style:line-height-at-least="0.3333in" fo:background-color="#F8F9FA"/>
    </style:style>
    <style:style style:name="T112" style:parent-style-name="y2iqfc" style:family="text">
      <style:text-properties style:font-name="DengXian" style:font-name-asian="DengXian" fo:color="#202124"/>
    </style:style>
    <style:style style:name="T113" style:parent-style-name="y2iqfc" style:family="text">
      <style:text-properties style:font-name="DengXian" style:font-name-asian="DengXian" fo:color="#202124"/>
    </style:style>
    <style:style style:name="T114" style:parent-style-name="y2iqfc" style:family="text">
      <style:text-properties style:font-name="DengXian" style:font-name-asian="DengXian" fo:color="#202124"/>
    </style:style>
    <style:style style:name="T115" style:parent-style-name="y2iqfc" style:family="text">
      <style:text-properties style:font-name="DengXian" style:font-name-asian="DengXian" fo:color="#202124"/>
    </style:style>
    <style:style style:name="T116" style:parent-style-name="y2iqfc" style:family="text">
      <style:text-properties style:font-name="DengXian" style:font-name-asian="DengXian" fo:color="#202124"/>
    </style:style>
    <style:style style:name="T117" style:parent-style-name="y2iqfc" style:family="text">
      <style:text-properties style:font-name="DengXian" style:font-name-asian="DengXian" fo:color="#202124"/>
    </style:style>
    <style:style style:name="T118" style:parent-style-name="y2iqfc" style:family="text">
      <style:text-properties style:font-name="DengXian" style:font-name-asian="DengXian" fo:color="#202124"/>
    </style:style>
    <style:style style:name="T119" style:parent-style-name="y2iqfc" style:family="text">
      <style:text-properties style:font-name="DengXian" style:font-name-asian="DengXian" fo:color="#202124"/>
    </style:style>
    <style:style style:name="T120" style:parent-style-name="y2iqfc" style:family="text">
      <style:text-properties style:font-name="DengXian" style:font-name-asian="DengXian" fo:color="#202124"/>
    </style:style>
    <style:style style:name="T121" style:parent-style-name="y2iqfc" style:family="text">
      <style:text-properties style:font-name="DengXian" style:font-name-asian="DengXian" fo:color="#202124"/>
    </style:style>
    <style:style style:name="T122" style:parent-style-name="y2iqfc" style:family="text">
      <style:text-properties style:font-name="DengXian" style:font-name-asian="DengXian" fo:color="#202124"/>
    </style:style>
    <style:style style:name="T123" style:parent-style-name="y2iqfc" style:family="text">
      <style:text-properties style:font-name="DengXian" style:font-name-asian="DengXian" fo:color="#202124"/>
    </style:style>
    <style:style style:name="T124" style:parent-style-name="y2iqfc" style:family="text">
      <style:text-properties style:font-name="DengXian" style:font-name-asian="DengXian" fo:color="#202124"/>
    </style:style>
    <style:style style:name="T125" style:parent-style-name="y2iqfc" style:family="text">
      <style:text-properties style:font-name="DengXian" style:font-name-asian="DengXian" fo:color="#202124"/>
    </style:style>
    <style:style style:name="P126" style:parent-style-name="HTML预设格式" style:family="paragraph">
      <style:paragraph-properties style:line-height-at-least="0.3333in" fo:background-color="#F8F9FA"/>
      <style:text-properties style:font-name="DengXian" style:font-name-asian="DengXian" fo:color="#202124"/>
    </style:style>
    <style:style style:name="P127" style:parent-style-name="HTML预设格式" style:family="paragraph">
      <style:paragraph-properties style:line-height-at-least="0.3333in" fo:background-color="#F8F9FA"/>
      <style:text-properties style:font-name="inherit" fo:color="#202124" fo:font-size="21pt" style:font-size-asian="21pt" style:font-size-complex="21pt"/>
    </style:style>
    <style:style style:name="P128" style:parent-style-name="HTML预设格式" style:family="paragraph">
      <style:paragraph-properties style:line-height-at-least="0.3333in" fo:background-color="#F8F9FA"/>
      <style:text-properties style:font-name="inherit" fo:color="#202124" fo:font-size="21pt" style:font-size-asian="21pt" style:font-size-complex="21pt"/>
    </style:style>
    <style:style style:name="P129" style:parent-style-name="HTML预设格式" style:family="paragraph">
      <style:paragraph-properties style:line-height-at-least="0.3333in" fo:background-color="#F8F9FA"/>
      <style:text-properties style:font-name="inherit" fo:color="#202124" fo:font-size="21pt" style:font-size-asian="21pt" style:font-size-complex="21pt"/>
    </style:style>
    <style:style style:name="P130" style:parent-style-name="HTML预设格式" style:family="paragraph">
      <style:paragraph-properties style:line-height-at-least="0.3333in" fo:background-color="#F8F9FA"/>
      <style:text-properties style:font-name="inherit" fo:color="#202124" fo:font-size="21pt" style:font-size-asian="21pt" style:font-size-complex="21pt"/>
    </style:style>
    <style:style style:name="P131"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style>
    <style:style style:name="P132" style:parent-style-name="正文" style:family="paragraph">
      <style:paragraph-properties fo:widows="2" fo:orphans="2" fo:text-align="start" fo:margin-bottom="0.1111in" fo:line-height="106%"/>
      <style:text-properties style:font-name="Calibri" style:font-name-complex="Calibri" style:letter-kerning="false" fo:font-size="12pt" style:font-size-asian="12pt" fo:language="de" fo:country="DE" style:language-asian="en" style:country-asian="US"/>
    </style:style>
    <style:style style:name="P133" style:parent-style-name="正文" style:family="paragraph">
      <style:paragraph-properties fo:widows="2" fo:orphans="2" fo:text-align="start" fo:margin-bottom="0.1111in" fo:line-height="106%"/>
    </style:style>
    <style:style style:name="T13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3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3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3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3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3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4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5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6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7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8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81" style:parent-style-name="默认段落字体" style:family="text">
      <style:text-properties style:font-name="Open Sans" style:font-name-complex="Open Sans" fo:color="#000000" fo:letter-spacing="0.002in" fo:font-size="13pt" style:font-size-asian="13pt" style:font-size-complex="13pt" fo:background-color="#FFFFFF" fo:language="de" fo:country="DE"/>
    </style:style>
    <style:style style:name="T18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8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8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8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8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8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8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8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19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0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1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1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1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1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1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1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1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1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P218"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219"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style>
    <style:style style:name="P220" style:parent-style-name="正文" style:family="paragraph">
      <style:paragraph-properties fo:widows="2" fo:orphans="2" fo:text-align="start" fo:margin-bottom="0.1111in" fo:line-height="107%"/>
    </style:style>
    <style:style style:name="T22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2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2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2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2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2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2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2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2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3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4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5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6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7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8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29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0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0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0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0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0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0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0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0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P308" style:parent-style-name="正文" style:family="paragraph">
      <style:paragraph-properties fo:widows="2" fo:orphans="2" fo:text-align="start" fo:margin-bottom="0.1111in" fo:line-height="107%"/>
    </style:style>
    <style:style style:name="T309" style:parent-style-name="默认段落字体" style:family="text">
      <style:text-properties style:font-name="Calibri" style:font-name-complex="Calibri" style:letter-kerning="false" fo:font-size="12pt" style:font-size-asian="12pt" style:language-asian="en" style:country-asian="US"/>
    </style:style>
    <style:style style:name="T310" style:parent-style-name="默认段落字体" style:family="text">
      <style:text-properties style:font-name="Calibri" style:font-name-complex="Calibri" style:letter-kerning="false" fo:font-size="12pt" style:font-size-asian="12pt" style:language-asian="en" style:country-asian="US"/>
    </style:style>
    <style:style style:name="T311" style:parent-style-name="默认段落字体" style:family="text">
      <style:text-properties style:font-name="Calibri" style:font-name-complex="Calibri" style:letter-kerning="false" fo:font-size="12pt" style:font-size-asian="12pt" style:language-asian="en" style:country-asian="US"/>
    </style:style>
    <style:style style:name="T312" style:parent-style-name="默认段落字体" style:family="text">
      <style:text-properties style:font-name="Calibri" style:font-name-complex="Calibri" style:letter-kerning="false" fo:font-size="12pt" style:font-size-asian="12pt" style:language-asian="en" style:country-asian="US"/>
    </style:style>
    <style:style style:name="T313" style:parent-style-name="默认段落字体" style:family="text">
      <style:text-properties style:font-name="Calibri" style:font-name-complex="Calibri" style:letter-kerning="false" fo:font-size="12pt" style:font-size-asian="12pt" style:language-asian="en" style:country-asian="US"/>
    </style:style>
    <style:style style:name="T314" style:parent-style-name="默认段落字体" style:family="text">
      <style:text-properties style:font-name="Calibri" style:font-name-complex="Calibri" style:letter-kerning="false" fo:font-size="12pt" style:font-size-asian="12pt" style:language-asian="en" style:country-asian="US"/>
    </style:style>
    <style:style style:name="T315" style:parent-style-name="默认段落字体" style:family="text">
      <style:text-properties style:font-name="Calibri" style:font-name-complex="Calibri" style:letter-kerning="false" fo:font-size="12pt" style:font-size-asian="12pt" style:language-asian="en" style:country-asian="US"/>
    </style:style>
    <style:style style:name="T316" style:parent-style-name="默认段落字体" style:family="text">
      <style:text-properties style:font-name="Calibri" style:font-name-complex="Calibri" style:letter-kerning="false" fo:font-size="12pt" style:font-size-asian="12pt" style:language-asian="en" style:country-asian="US"/>
    </style:style>
    <style:style style:name="T317" style:parent-style-name="默认段落字体" style:family="text">
      <style:text-properties style:font-name="Calibri" style:font-name-complex="Calibri" style:letter-kerning="false" fo:font-size="12pt" style:font-size-asian="12pt" style:language-asian="en" style:country-asian="US"/>
    </style:style>
    <style:style style:name="T318" style:parent-style-name="默认段落字体" style:family="text">
      <style:text-properties style:font-name="Calibri" style:font-name-complex="Calibri" style:letter-kerning="false" fo:font-size="12pt" style:font-size-asian="12pt" style:language-asian="en" style:country-asian="US"/>
    </style:style>
    <style:style style:name="T319" style:parent-style-name="默认段落字体" style:family="text">
      <style:text-properties style:font-name="Calibri" style:font-name-complex="Calibri" style:letter-kerning="false" fo:font-size="12pt" style:font-size-asian="12pt" style:language-asian="en" style:country-asian="US"/>
    </style:style>
    <style:style style:name="T320" style:parent-style-name="默认段落字体" style:family="text">
      <style:text-properties style:font-name="Calibri" style:font-name-complex="Calibri" style:letter-kerning="false" fo:font-size="12pt" style:font-size-asian="12pt" style:language-asian="en" style:country-asian="US"/>
    </style:style>
    <style:style style:name="T321" style:parent-style-name="默认段落字体" style:family="text">
      <style:text-properties style:font-name="Calibri" style:font-name-complex="Calibri" style:letter-kerning="false" fo:font-size="12pt" style:font-size-asian="12pt" style:language-asian="en" style:country-asian="US"/>
    </style:style>
    <style:style style:name="T322" style:parent-style-name="默认段落字体" style:family="text">
      <style:text-properties style:font-name="Calibri" style:font-name-complex="Calibri" style:letter-kerning="false" fo:font-size="12pt" style:font-size-asian="12pt" style:language-asian="en" style:country-asian="US"/>
    </style:style>
    <style:style style:name="T323" style:parent-style-name="默认段落字体" style:family="text">
      <style:text-properties style:font-name="Calibri" style:font-name-complex="Calibri" style:letter-kerning="false" fo:font-size="12pt" style:font-size-asian="12pt" style:language-asian="en" style:country-asian="US"/>
    </style:style>
    <style:style style:name="T324" style:parent-style-name="默认段落字体" style:family="text">
      <style:text-properties style:font-name="Calibri" style:font-name-complex="Calibri" style:letter-kerning="false" fo:font-size="12pt" style:font-size-asian="12pt" style:language-asian="en" style:country-asian="US"/>
    </style:style>
    <style:style style:name="T325" style:parent-style-name="默认段落字体" style:family="text">
      <style:text-properties style:font-name="Calibri" style:font-name-complex="Calibri" style:letter-kerning="false" fo:font-size="12pt" style:font-size-asian="12pt" style:language-asian="en" style:country-asian="US"/>
    </style:style>
    <style:style style:name="T32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2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2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2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3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4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5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3"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4"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5"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6"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7"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8"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69"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70"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71"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T372" style:parent-style-name="默认段落字体" style:family="text">
      <style:text-properties style:font-name="Calibri" style:font-name-complex="Calibri" style:letter-kerning="false" fo:font-size="12pt" style:font-size-asian="12pt" fo:language="de" fo:country="DE" style:language-asian="en" style:country-asian="US"/>
    </style:style>
    <style:style style:name="P373"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74"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75"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76"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77"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78"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79"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80"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81"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82"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83"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84"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85"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86" style:parent-style-name="正文" style:family="paragraph">
      <style:paragraph-properties fo:widows="2" fo:orphans="2" fo:text-align="start" fo:margin-bottom="0.1111in" fo:line-height="107%"/>
      <style:text-properties style:font-name="Calibri" style:font-name-complex="Calibri" style:letter-kerning="false" fo:font-size="12pt" style:font-size-asian="12pt" fo:language="de" fo:country="DE" style:language-asian="en" style:country-asian="US"/>
    </style:style>
    <style:style style:name="P387" style:parent-style-name="正文" style:family="paragraph">
      <style:paragraph-properties fo:text-align="start"/>
    </style:style>
    <style:style style:name="T388" style:parent-style-name="默认段落字体" style:family="text">
      <style:text-properties fo:font-size="14pt" style:font-size-asian="14pt" style:font-size-complex="14pt"/>
    </style:style>
    <style:style style:name="P389" style:parent-style-name="正文" style:family="paragraph">
      <style:paragraph-properties fo:text-align="start"/>
      <style:text-properties style:font-size-complex="10.5pt"/>
    </style:style>
    <style:style style:name="P390" style:parent-style-name="书目" style:family="paragraph">
      <style:paragraph-properties fo:text-align="start" fo:margin-left="0.5in" fo:text-indent="-0.5in">
        <style:tab-stops/>
      </style:paragraph-properties>
    </style:style>
    <style:style style:name="T391" style:parent-style-name="默认段落字体" style:family="text">
      <style:text-properties style:font-size-complex="10.5pt" fo:language="de" fo:country="DE"/>
    </style:style>
    <style:style style:name="T392" style:parent-style-name="默认段落字体" style:family="text">
      <style:text-properties fo:font-style="italic" style:font-style-asian="italic" style:font-style-complex="italic" style:font-size-complex="10.5pt" fo:language="de" fo:country="DE"/>
    </style:style>
    <style:style style:name="T393" style:parent-style-name="默认段落字体" style:family="text">
      <style:text-properties style:font-size-complex="10.5pt" fo:language="de" fo:country="DE"/>
    </style:style>
    <style:style style:name="P394" style:parent-style-name="正文" style:family="paragraph">
      <style:paragraph-properties fo:text-align="start"/>
      <style:text-properties style:font-size-complex="10.5pt" fo:language="de" fo:country="DE"/>
    </style:style>
    <style:style style:name="P395" style:parent-style-name="书目" style:family="paragraph">
      <style:paragraph-properties fo:text-align="start" fo:margin-left="0.5in" fo:text-indent="-0.5in">
        <style:tab-stops/>
      </style:paragraph-properties>
    </style:style>
    <style:style style:name="T396" style:parent-style-name="默认段落字体" style:family="text">
      <style:text-properties style:font-size-complex="10.5pt" fo:language="de" fo:country="DE"/>
    </style:style>
    <style:style style:name="T397" style:parent-style-name="默认段落字体" style:family="text">
      <style:text-properties fo:font-style="italic" style:font-style-asian="italic" style:font-style-complex="italic" style:font-size-complex="10.5pt" fo:language="de" fo:country="DE"/>
    </style:style>
    <style:style style:name="T398" style:parent-style-name="默认段落字体" style:family="text">
      <style:text-properties style:font-size-complex="10.5pt" fo:language="de" fo:country="DE"/>
    </style:style>
    <style:style style:name="T399" style:parent-style-name="默认段落字体" style:family="text">
      <style:text-properties style:font-size-complex="10.5pt"/>
    </style:style>
    <style:style style:name="P400" style:parent-style-name="正文" style:family="paragraph">
      <style:paragraph-properties fo:text-align="start"/>
      <style:text-properties style:font-size-complex="10.5pt"/>
    </style:style>
    <style:style style:name="P401" style:parent-style-name="书目" style:family="paragraph">
      <style:paragraph-properties fo:text-align="start" fo:margin-left="0.5in" fo:text-indent="-0.5in">
        <style:tab-stops/>
      </style:paragraph-properties>
    </style:style>
    <style:style style:name="T402" style:parent-style-name="默认段落字体" style:family="text">
      <style:text-properties style:font-size-complex="10.5pt" fo:language="de" fo:country="DE"/>
    </style:style>
    <style:style style:name="T403" style:parent-style-name="默认段落字体" style:family="text">
      <style:text-properties fo:font-style="italic" style:font-style-asian="italic" style:font-style-complex="italic" style:font-size-complex="10.5pt" fo:language="de" fo:country="DE"/>
    </style:style>
    <style:style style:name="T404" style:parent-style-name="默认段落字体" style:family="text">
      <style:text-properties style:font-size-complex="10.5pt" fo:language="de" fo:country="DE"/>
    </style:style>
    <style:style style:name="P405" style:parent-style-name="正文" style:family="paragraph">
      <style:paragraph-properties fo:text-align="start"/>
      <style:text-properties style:font-size-complex="10.5pt" fo:language="de" fo:country="DE"/>
    </style:style>
    <style:style style:name="P406" style:parent-style-name="书目" style:family="paragraph">
      <style:paragraph-properties fo:text-align="start" fo:margin-left="0.5in" fo:text-indent="-0.5in">
        <style:tab-stops/>
      </style:paragraph-properties>
    </style:style>
    <style:style style:name="T407" style:parent-style-name="默认段落字体" style:family="text">
      <style:text-properties style:font-size-complex="10.5pt" fo:language="de" fo:country="DE"/>
    </style:style>
    <style:style style:name="T408" style:parent-style-name="默认段落字体" style:family="text">
      <style:text-properties fo:font-style="italic" style:font-style-asian="italic" style:font-style-complex="italic" style:font-size-complex="10.5pt" fo:language="de" fo:country="DE"/>
    </style:style>
    <style:style style:name="T409" style:parent-style-name="默认段落字体" style:family="text">
      <style:text-properties style:font-size-complex="10.5pt" fo:language="de" fo:country="DE"/>
    </style:style>
    <style:style style:name="T410" style:parent-style-name="默认段落字体" style:family="text">
      <style:text-properties style:font-size-complex="10.5pt"/>
    </style:style>
    <style:style style:name="P411" style:parent-style-name="正文" style:family="paragraph">
      <style:paragraph-properties fo:text-align="start"/>
      <style:text-properties style:font-size-complex="10.5pt"/>
    </style:style>
    <style:style style:name="P412" style:parent-style-name="书目" style:family="paragraph">
      <style:paragraph-properties fo:text-align="start" fo:margin-left="0.5in" fo:text-indent="-0.5in">
        <style:tab-stops/>
      </style:paragraph-properties>
      <style:text-properties style:font-size-complex="10.5pt" fo:language="de" fo:country="DE"/>
    </style:style>
    <style:style style:name="P413" style:parent-style-name="正文" style:family="paragraph">
      <style:paragraph-properties fo:text-align="start"/>
      <style:text-properties style:font-size-complex="10.5pt" fo:language="de" fo:country="DE"/>
    </style:style>
    <style:style style:name="P414" style:parent-style-name="书目" style:family="paragraph">
      <style:paragraph-properties fo:text-align="start" fo:margin-left="0.5in" fo:text-indent="-0.5in">
        <style:tab-stops/>
      </style:paragraph-properties>
      <style:text-properties style:font-size-complex="10.5pt" fo:language="de" fo:country="DE"/>
    </style:style>
    <style:style style:name="P415" style:parent-style-name="正文" style:family="paragraph">
      <style:paragraph-properties fo:text-align="start"/>
      <style:text-properties style:font-size-complex="10.5pt" fo:language="de" fo:country="DE"/>
    </style:style>
    <style:style style:name="P416" style:parent-style-name="书目" style:family="paragraph">
      <style:paragraph-properties fo:text-align="start" fo:margin-left="0.5in" fo:text-indent="-0.5in">
        <style:tab-stops/>
      </style:paragraph-properties>
    </style:style>
    <style:style style:name="T417" style:parent-style-name="默认段落字体" style:family="text">
      <style:text-properties style:font-size-complex="10.5pt"/>
    </style:style>
    <style:style style:name="T418" style:parent-style-name="默认段落字体" style:family="text">
      <style:text-properties fo:font-style="italic" style:font-style-asian="italic" style:font-style-complex="italic" style:font-size-complex="10.5pt"/>
    </style:style>
    <style:style style:name="T419" style:parent-style-name="默认段落字体" style:family="text">
      <style:text-properties style:font-size-complex="10.5pt"/>
    </style:style>
    <style:style style:name="P420" style:parent-style-name="正文" style:family="paragraph">
      <style:paragraph-properties fo:text-align="start"/>
    </style:style>
    <style:style style:name="P421" style:parent-style-name="正文" style:family="paragraph">
      <style:text-properties fo:language="de" fo:country="DE"/>
    </style:style>
    <style:style style:name="P422"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23"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24"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25"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26"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27"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28"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29"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30"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31"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32" style:parent-style-name="HTML预设格式" style:family="paragraph">
      <style:paragraph-properties style:line-height-at-least="0.375in" fo:background-color="#F8F9FA"/>
      <style:text-properties style:font-name="inherit" fo:color="#202124" fo:font-size="21pt" style:font-size-asian="21pt" style:font-size-complex="21pt" fo:language="de" fo:country="DE"/>
    </style:style>
    <style:style style:name="P433" style:parent-style-name="HTML预设格式" style:family="paragraph">
      <style:paragraph-properties style:line-height-at-least="0.375in" fo:background-color="#F8F9FA"/>
    </style:style>
    <style:style style:name="T434" style:parent-style-name="y2iqfc" style:family="text">
      <style:text-properties style:font-name="inherit" fo:color="#202124" fo:font-size="14pt" style:font-size-asian="14pt" style:font-size-complex="14pt" fo:language="de" fo:country="DE"/>
    </style:style>
    <style:style style:name="T435" style:parent-style-name="y2iqfc" style:family="text">
      <style:text-properties style:font-name="inherit" fo:color="#202124" fo:font-size="14pt" style:font-size-asian="14pt" style:font-size-complex="14pt" fo:language="de" fo:country="DE"/>
    </style:style>
    <style:style style:name="T436" style:parent-style-name="y2iqfc" style:family="text">
      <style:text-properties style:font-name="inherit" fo:color="#202124" fo:font-size="14pt" style:font-size-asian="14pt" style:font-size-complex="14pt" fo:language="de" fo:country="DE"/>
    </style:style>
    <style:style style:name="T437" style:parent-style-name="y2iqfc" style:family="text">
      <style:text-properties style:font-name="inherit" fo:color="#202124" fo:font-size="14pt" style:font-size-asian="14pt" style:font-size-complex="14pt" fo:language="de" fo:country="DE"/>
    </style:style>
    <style:style style:name="P438" style:parent-style-name="HTML预设格式" style:family="paragraph">
      <style:paragraph-properties style:line-height-at-least="0.375in" fo:background-color="#F8F9FA"/>
    </style:style>
    <style:style style:name="P439" style:parent-style-name="HTML预设格式" style:family="paragraph">
      <style:paragraph-properties style:line-height-at-least="0.375in" fo:background-color="#F8F9FA"/>
    </style:style>
    <style:style style:name="T440" style:parent-style-name="y2iqfc" style:family="text">
      <style:text-properties style:font-name="inherit" fo:color="#202124" fo:font-size="14pt" style:font-size-asian="14pt" style:font-size-complex="14pt" fo:language="de" fo:country="DE"/>
    </style:style>
    <style:style style:name="P441" style:parent-style-name="HTML预设格式" style:family="paragraph">
      <style:paragraph-properties style:line-height-at-least="0.375in" fo:background-color="#F8F9FA"/>
    </style:style>
    <style:style style:name="P442" style:parent-style-name="HTML预设格式" style:family="paragraph">
      <style:paragraph-properties style:line-height-at-least="0.375in" fo:background-color="#F8F9FA"/>
    </style:style>
    <style:style style:name="P443" style:parent-style-name="HTML预设格式" style:family="paragraph">
      <style:paragraph-properties style:line-height-at-least="0.375in" fo:background-color="#F8F9FA"/>
    </style:style>
    <style:style style:name="T444" style:parent-style-name="y2iqfc" style:family="text">
      <style:text-properties style:font-name="inherit" fo:color="#202124" fo:font-size="14pt" style:font-size-asian="14pt" style:font-size-complex="14pt" fo:language="de" fo:country="DE"/>
    </style:style>
    <style:style style:name="P445" style:parent-style-name="HTML预设格式" style:family="paragraph">
      <style:paragraph-properties style:line-height-at-least="0.375in" fo:background-color="#F8F9FA"/>
    </style:style>
    <style:style style:name="P446" style:parent-style-name="正文" style:family="paragraph">
      <style:paragraph-properties fo:widows="2" fo:orphans="2" fo:text-align="start" style:line-height-at-least="0.375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DengXian" style:font-name-asian="DengXian" style:font-name-complex="Helvetica" fo:color="#333333" fo:font-size="12pt" style:font-size-asian="12pt" style:font-size-complex="12pt" fo:background-color="#FFFFFF" fo:language="de" fo:country="DE"/>
    </style:style>
  </office:automatic-styles>
  <office:body>
    <office:text text:use-soft-page-breaks="true">
      <text:p text:style-name="P1">当病人在监测中，被发现有意外诊断出的疾病，或是潜在的健康隐患，我们是否应该告知？</text:p>
      <text:p text:style-name="正文"><text:span text:style-name="T2">人具有自主权，</text:span><text:span text:style-name="T3">在普遍情况下</text:span><text:span text:style-name="T4">,</text:span><text:span text:style-name="T5">对于病人表现为知情同意权，</text:span><text:span text:style-name="T6">（也就是</text:span><text:span text:style-name="T7">患者有权知悉自己的病情并可以对医务人员所采取的医疗防治措施、药物使用等决定取舍</text:span><text:span text:style-name="T8">）。</text:span><text:span text:style-name="T9">这是受到法律保护的，</text:span><text:span text:style-name="T10">但法律中同样规定，“知情同意”</text:span><text:span text:style-name="T11">建立在</text:span><text:span text:style-name="T12">患者</text:span><text:span text:style-name="T13">具有自主决断能力的基础上</text:span><text:span text:style-name="T14">，也就是说，有自主权的患者有相应的认知能力，而认知能力</text:span><text:span text:style-name="T15">取决于患者理解治疗的性质和目的的能力，包括接受治疗将对身体所作的处置、不治疗的后果、理解医生对其说明的各种危险及副作用等</text:span><text:span text:style-name="T16">。例如，</text:span><text:span text:style-name="T17">（</text:span><text:span text:style-name="T18">当患者的血糖状态急性的进入高渗状态(HHS</text:span><text:span text:style-name="T19">)</text:span><text:span text:style-name="T20">，严重的情况下甚至会导致严重脱水，意识混乱，甚至昏迷），那么在</text:span><text:span text:style-name="T21">这种</text:span><text:span text:style-name="T22">紧急情况下患者就不具备相应的认知能力，也无法自主的做出正确</text:span><text:span text:style-name="T23">有效的</text:span><text:span text:style-name="T24">决定。并且病人处于危急状态，此时就应该以保护病人的为主要目的并且做出正确的措施。当患者无法做出正确的决定，也不具有认知的能力时，自主权就应该被人为干预和限制。</text:span><text:span text:style-name="T25">在这种情况下，更早的通知医生或是患者家属，往往更高效且正确，而不是告知已经丧失自主能力的患者</text:span><text:span text:style-name="T26">，</text:span><text:span text:style-name="T27">因此在告知患者之前，</text:span><text:span text:style-name="T28">应判断患者是否具有主观决定的能力，以及患者的决定是否应该有效</text:span><text:span text:style-name="T29">。如果没有相应的能力，就不需要告知患者。</text:span></text:p>
      <text:p text:style-name="P30"/>
      <text:h text:style-name="P31" text:outline-level="3"><text:span text:style-name="T32">与此同时，</text:span><text:span text:style-name="T33">病人的病情</text:span><text:span text:style-name="T34">也同样可能</text:span><text:span text:style-name="T35">会给病人造成额外的心理压力与心理恐慌，</text:span><text:span text:style-name="T36">甚至会对患者造成心理精神上的伤害，（根据医疗手册表明</text:span><text:span text:style-name="T37">患者有一个或多个显著的</text:span><text:span text:style-name="T38">消极</text:span><text:span text:style-name="T39">心理或行为因素，对现有躯体疾病（如糖尿病，心脏病）或症状（如疼痛）存在负面影响。这些因素可能会增加痛苦，死亡或残疾的风险;加剧了潜在的躯体疾病</text:span><text:span text:style-name="T40">，）</text:span><text:span text:style-name="T41">，如果仍执意的告诉病人，反而会加剧病情的恶化，这就违背了</text:span><text:span text:style-name="T42">将患者的健康与幸福作为首要顾念</text:span><text:span text:style-name="T43">的医疗准则。（）也会违背应用软件所提到的</text:span><text:span text:style-name="T44">Live happily ever after</text:span><text:span text:style-name="T45">的宗旨。（）</text:span></text:h>
      <text:p text:style-name="P46"/>
      <text:soft-page-break/>
      <text:p text:style-name="P47">从心理角度看，“不告知病人”看似是更适合病人的情况,且对患者是帮助很大的，他会避免由于疾病带来的心理伤害，也会有助于患者的治疗与恢复。但这种家长式作风与病人的知情同意相违背，也和产品应用的最初目的相违背，甚至会让病人对产品产生信任危机，从而减少对应用的使用。因此，也应该权衡，疾病本身的风险与产生的恐慌，哪一个会对患者造成更小的伤害，哪一个更有利于疾病的治疗。</text:p>
      <text:p text:style-name="P48"/>
      <text:p text:style-name="P49"/>
      <text:p text:style-name="P50">询问病人且遵照患者的意愿</text:p>
      <text:p text:style-name="P51"><text:span text:style-name="T52">当病人在监测中，被发现有意外诊断出的疾病，或是潜在的健康隐患，我们应该提前询问患者，是否需要被告知，并由患者自己决定</text:span><text:span text:style-name="T53">是否被告知</text:span><text:span text:style-name="T54">，</text:span><text:span text:style-name="T55">作为应用软件，</text:span><text:span text:style-name="T56">应该</text:span><text:span text:style-name="T57">尊重认同患者自身的意愿</text:span><text:span text:style-name="T58">，并做出相应的措施</text:span><text:span text:style-name="T59">。</text:span><text:span text:style-name="T60">在医学中，知情同意是极其重要的一部分，旨在保护患者的自主权</text:span><text:span text:style-name="T61">，</text:span><text:span text:style-name="T62">自主权是指病人在诊疗过程中有询问病情接受、拒绝或选择诊疗方案的</text:span><text:span text:style-name="T63">权力，</text:span><text:span text:style-name="T64">这是当前法律和道德伦理所要求的。</text:span><text:span text:style-name="T65">对于任何的医疗机构和产品，都应该遵循法律并坚持维护患者的权利。</text:span><text:span text:style-name="T66">这也符合日内瓦宣言中，关于</text:span><text:span text:style-name="T67">尊重患者的自主权与尊严</text:span><text:span text:style-name="T68">的医疗准则。<text:s/></text:span><text:span text:style-name="T69">相比于家长式作风的行为，询问病人，会让患者感觉到自己被尊重</text:span><text:span text:style-name="T70">，</text:span><text:span text:style-name="T71">这是对患者</text:span><text:span text:style-name="T72">的</text:span><text:span text:style-name="T73">人</text:span><text:span text:style-name="T74">权的保护，</text:span><text:span text:style-name="T75">在尽可能帮助到患者的同时，也更加满足患者本身的需求。</text:span><text:span text:style-name="T76">患者的意愿在这个过程中起了决定性的作用</text:span><text:span text:style-name="T77">。</text:span><text:span text:style-name="T78">询问病人，就是让患者提出需求的一个过程，遵照患者的意愿做出相应的行为，就是满足患者的需求</text:span><text:span text:style-name="T79">。</text:span><text:span text:style-name="T80">人的意愿被满足，就会感到幸福，这也符合亚里士多德在美德理论中所提出的，关于至善与幸福的定义。</text:span><text:span text:style-name="T81">但是需要注意的是，我们还是需要很好的判断病人是否具有自主的能力，一个没有自主能力的患者所作出的决定是不具有参考性的，如果过分的</text:span><text:span text:style-name="T82">依赖于</text:span><text:span text:style-name="T83">患者的意见，</text:span><text:span text:style-name="T84">便有可能因为患者的决策失误导致严重的后果</text:span><text:span text:style-name="T85">，为了避免因决策失误导致的伤害，</text:span><text:span text:style-name="T86">在采纳患者的决定之前，还</text:span><text:span text:style-name="T87">需要的是能够权衡</text:span></text:p>
      <text:soft-page-break/>
      <text:p text:style-name="P88"><text:span text:style-name="T89">患者的完全自主权是否应受到质疑。</text:span><text:span text:style-name="T90">相应的</text:span><text:span text:style-name="T91">，</text:span><text:span text:style-name="T92">我们使用</text:span><text:span text:style-name="T93">助</text:span><text:span text:style-name="T94">推的方法，</text:span><text:span text:style-name="T95">让病人更多了解相关的</text:span><text:span text:style-name="T96">信息，使患者对相应的疾病进行思考，以做出冷静的决定。提升患者做决定的能力，让患者的决定更加正确且</text:span><text:span text:style-name="T97">合理。对于助推，我们应考虑到的问题是时间，给予患者更多的时间资源，才能更好地做出此类决定。</text:span></text:p>
      <text:p text:style-name="P98"><text:span text:style-name="T99">对于软件应用而言，询问患者并尊重患者的决定是十分重要的，这会提升患者的好感，进而建立更加牢靠的信任。</text:span><text:span text:style-name="T100">而</text:span><text:span text:style-name="T101">信任可以增强患者的治疗效果和满意度，同时也可以提高软件应用的工作效率，</text:span><text:span text:style-name="T102">也</text:span><text:span text:style-name="T103">会让患者更加积极的作出自主</text:span><text:span text:style-name="T104">而合适</text:span><text:span text:style-name="T105">的决定。生物样本库研究的例子表明，信任和自主权可以相互补充或相互促进。</text:span><text:span text:style-name="T106">患者的信任与自主权是不冲突的，患者不会也不应该因为信任而放弃自主的权利，软件应用也不会因为过分的使用患者的信任而侵犯患者的自主权。</text:span><text:span text:style-name="T107">当过分的信任转变成依赖时，便会有可能违背患者的自主权利。</text:span><text:span text:style-name="T108">信任是相信一个人会实现预期结果，而不是</text:span></text:p>
      <text:p text:style-name="P109"><text:span text:style-name="T110">当依赖于自我以外的机构时，会经历害怕的代价或报复。</text:span></text:p>
      <text:p text:style-name="P111"><text:span text:style-name="T112">（）</text:span><text:span text:style-name="T113">对于患者和技术之间的关系，技术的使用基于在</text:span><text:span text:style-name="T114">稳定</text:span><text:span text:style-name="T115">的信任关系之上</text:span><text:span text:style-name="T116">，当技术有很高的可靠</text:span><text:span text:style-name="T117">性</text:span><text:span text:style-name="T118">和准确性，就会让患者提升对技术的信任。但需要注意的是，技术的使用应该基于患者的意愿与需求，当技术违背了意愿而进行时，也就是患者的意愿不被尊重，这首先是不尊重患者权利的行为，</text:span><text:span text:style-name="T119">同样</text:span><text:span text:style-name="T120">也会引起</text:span><text:span text:style-name="T121">患者对软件应用的信任</text:span><text:span text:style-name="T122">危机</text:span><text:span text:style-name="T123">，进而减少对软件应用的使用。</text:span><text:span text:style-name="T124">因此，把决定权交在患者手中，</text:span><text:span text:style-name="T125">既是对患者的尊重，也是维护信任的一种很好的方式。</text:span></text:p>
      <text:p text:style-name="P126"/>
      <text:p text:style-name="P127"/>
      <text:p text:style-name="P128"/>
      <text:p text:style-name="P129"/>
      <text:p text:style-name="P130"/>
      <text:soft-page-break/>
      <text:p text:style-name="P131">4.1<text:s/>generell all nicht informiert</text:p>
      <text:p text:style-name="P132">Wenn bei einem überwachten Patienten eine versehentlich diagnostizierte Krankheit oder ein potenzielles Gesundheitsrisiko festgestellt wird, sollten<text:s/>Perfood<text:s/>ihn informieren?</text:p>
      <text:p text:style-name="P133"><text:span text:style-name="T134">Die Menschen haben das Recht auf Autonomie.</text:span><text:span text:style-name="T135"><text:s/></text:span><text:span text:style-name="T136">Besonders im medizinischen Bereich wird das Konzept der sogenannten „informierten Einwilligung“ verwendet, um die Autonomie bestimmter Personen (typischerweise Patient:innen) zu respektieren.</text:span><text:span text:style-name="T137"><text:s/>D</text:span><text:span text:style-name="T138">ie Patienten haben das Recht, ihren eigenen Zustand zu kennen und können entscheiden, ob sie medizinische Präventionsmaßnahmen ergreifen und Medikamente durch medizinisches Personal einnehmen.<text:s/></text:span><text:span text:style-name="T139">Das heißt,<text:s/></text:span><text:span text:style-name="T140">der Behandelnde verpflichtet, vor Durchführung einer medizinischen Maßnahme, insbesondere eines Eingriffs in den Körper oder die Gesundheit, die Einwilligung des Patienten einzuholen</text:span><text:span text:style-name="T141"><text:s/></text:span><text:span text:style-name="T142">(BGB, 2022)</text:span><text:span text:style-name="T143">.</text:span><text:span text:style-name="T144"><text:s/></text:span><text:span text:style-name="T145">Dies ist gesetzlich geschützt, aber das Gesetz schreibt auch vor, dass die „</text:span><text:span text:style-name="T146">informierten Einwilligung</text:span><text:span text:style-name="T147">“ auf der Fähigkeit des Patienten beruht, selbstständig Entscheidungen treffen</text:span><text:span text:style-name="T148"><text:s/>zu können.</text:span><text:span text:style-name="T149"><text:s/></text:span><text:span text:style-name="T150">Im spezifischen Fall von Perfood wäre vor allem die Diagnose einer vorhandenen Diabeteserkrankung,<text:s/></text:span><text:span text:style-name="T151">wenn der Blutzucker des Patienten akut in einen hyperosmolaren Zustand (HHS) übergeht</text:span><text:span text:style-name="T152">.</text:span><text:span text:style-name="T153"><text:s/></text:span><text:span text:style-name="T154">Normalerweise liegt dem eine extreme Dehydratation mit oder ohne prärenale Azotämie, Hyperglykämie und Hyperosmolarität zugrunde. Im Gegensatz zur Diabetische Ketoazidose können fokale oder generalisierte Krampfanfälle und eine transiente Hemiplegie auftreten.<text:s/></text:span><text:span text:style-name="T155">(Brutsaert, 2020)</text:span><text:span text:style-name="T156">D</text:span><text:span text:style-name="T157">ann hat der Patient nicht die entsprechende Kognition in dieser Notfallfähigkeit selbstständig richtige und wirksame Entscheidungen zu treffen.<text:s/></text:span><text:span text:style-name="T158">Und der Patient befindet sich in einem kritischen Zustand. Zu diesem Zeitpunkt sollte der Hauptzweck darin bestehen, den Patienten zu schützen und die richtigen Maßnahmen zu ergreifen. Wenn Patienten<text:s/></text:span><text:span text:style-name="T159">keine kognitiven Fähigkeiten haben und<text:s/></text:span><text:span text:style-name="T160">keine richtigen Entscheidungen treffen können</text:span><text:span text:style-name="T161">,</text:span><text:span text:style-name="T162"><text:s/>sollte die Autonomie künstlich eingegriffen und eingeschränkt werden. In diesem Fall ist es oft effizienter und richtiger, den Arzt oder die Angehörigen des Patienten früher zu informieren, als den Patienten, der die Autonomie verloren hat, zu informieren.</text:span><text:span text:style-name="T163"><text:s/></text:span><text:span text:style-name="T164">Daher sollte vor der<text:s/></text:span><text:span text:style-name="T165">Informieren</text:span><text:span text:style-name="T166"><text:s/></text:span><text:span text:style-name="T167">zum</text:span><text:span text:style-name="T168"><text:s/>Patienten beurteilt werden, ob der Patient subjektive Entscheidungen treffen</text:span><text:span text:style-name="T169"><text:s/>können</text:span><text:span text:style-name="T170">, und ob die Entscheidung wirksam sein.</text:span><text:span text:style-name="T171"><text:s/></text:span><text:span text:style-name="T172">Gleichzeitig kann der<text:s/></text:span><text:span text:style-name="T173">Patient<text:s/></text:span><text:span text:style-name="T174">auch zusätzlichen psychologischen Druck und<text:s/></text:span><text:span text:style-name="T175">Angst</text:span><text:span text:style-name="T176"><text:s/>beim<text:s/></text:span><text:span text:style-name="T177">Krankheit</text:span><text:span text:style-name="T178"><text:s/>verursachen und dem Patienten sogar psychologischen und spirituellen Schaden zufügen</text:span><text:span text:style-name="T179">, wenn der Patient wusste, dass er krank war.</text:span><text:span text:style-name="T180">Laut dem medizinischen Handbuch hat der Patient eine oder mehrere signifikante negative Psychologie oder Verhaltensweisen.</text:span><text:span text:style-name="T181"><text:s/></text:span><text:span text:style-name="T182">Patienten haben einen oder mehrere klinisch signifikante psychologische- oder Verhaltensfaktoren, die sich negativ auf eine vorhandene medizinische Störung (beispielsweise Diabetes mellitus, Herzerkrankung) oder ein Symptom (z. B. Schmerz) auswirken. Diese Faktoren können das Risiko von Leiden, Tod oder Invalidität erhöhen; eine zugrunde liegende Erkrankung erschweren; oder zum Krankenhausaufenthalt oder Besuch in der Notaufnahme führen</text:span><text:span text:style-name="T183">.</text:span><text:span text:style-name="T184"><text:s/></text:span><text:span text:style-name="T185">(Dimsdale, 2020)</text:span><text:span text:style-name="T186">. Es<text:s/></text:span><text:span text:style-name="T187">wird auch gegen den<text:s/></text:span><text:span text:style-name="T188">Zweck<text:s/></text:span><text:span text:style-name="T189">von der<text:s/></text:span><text:span text:style-name="T190">Perfood</text:span><text:span text:style-name="T191"><text:s/>genannten von<text:s/></text:span><text:span text:style-name="T192">„</text:span><text:span text:style-name="T193">Live Happy Ever After</text:span><text:span text:style-name="T194">“</text:span><text:span text:style-name="T195"><text:s/>verstoßen.<text:s/></text:span><text:span text:style-name="T196">Aus psychologischer Sicht scheint die „Nicht</text:span><text:span text:style-name="T197">-informeiren</text:span><text:span text:style-name="T198"><text:s/>des Patienten“ für den Patienten geeigneter und für den Patienten sehr<text:s/></text:span><text:span text:style-name="T199">gut</text:span><text:span text:style-name="T200">, um die durch die Krankheit verursachten psychischen Schäden zu vermeiden und auch der Behandlung und Genesung des Patienten zu helfen .<text:s/></text:span><text:span text:style-name="T201">Die</text:span><text:span text:style-name="T202">se</text:span><text:span text:style-name="T203"><text:s/>Art der<text:s/></text:span><text:span text:style-name="T204">Paternalismus</text:span><text:span text:style-name="T205"><text:s/>widerspricht jedoch der<text:s/></text:span><text:soft-page-break/><text:span text:style-name="T206">informierten Einwilligung des Patienten und widerspricht auch dem ursprünglichen Zweck der Produkt</text:span><text:span text:style-name="T207"><text:s/></text:span><text:span text:style-name="T208">und kann sogar zu einer Vertrauenskrise der Patienten<text:s/></text:span><text:span text:style-name="T209">um</text:span><text:span text:style-name="T210"><text:s/>das Produkt führen</text:span><text:span text:style-name="T211"><text:s/>und die Nutzung der Anwendung verringern.</text:span><text:span text:style-name="T212"><text:s/></text:span><text:span text:style-name="T213">Daher sollte auch abgewogen werden,<text:s/></text:span><text:span text:style-name="T214">zwischen</text:span><text:span text:style-name="T215"><text:s/>Risiko für die Erkrankung selbst und d</text:span><text:span text:style-name="T216">er</text:span><text:span text:style-name="T217"><text:s/>erzeugte Panik, welches dem Patienten weniger Schaden zufügt und welches der Behandlung der Erkrankung förderlicher ist.</text:span></text:p>
      <text:p text:style-name="P218"/>
      <text:p text:style-name="P219">4.2<text:s/>Patienten fragen und Entscheidung immer respektieren</text:p>
      <text:p text:style-name="P220"><text:span text:style-name="T221">Wenn bei einem überwachten Patienten eine versehentlich diagnostizierte Krankheit oder ein potenzielles Gesundheitsrisiko festgestellt wird</text:span><text:span text:style-name="T222">, sollten wir den Patienten im Voraus fragen, ob er informiert werden<text:s/></text:span><text:span text:style-name="T223">will</text:span><text:span text:style-name="T224">, und der Patient entscheidet</text:span><text:span text:style-name="T225"><text:s/>selbst daüber.<text:s/></text:span><text:span text:style-name="T226">Als<text:s/></text:span><text:span text:style-name="T227">Perfood<text:s/></text:span><text:span text:style-name="T228">sollten den eigenen Wünschen des Patienten<text:s/></text:span><text:span text:style-name="T229">respektieren und<text:s/></text:span><text:span text:style-name="T230">zustimmen und entsprechende Maßnahmen ergreifen. In der Medizin stellt die informierte Einwilligung einen äußerst wichtigen Teil dar, der darauf abzielt, die Autonomie der Patienten zu schützen</text:span><text:span text:style-name="T231">.<text:s/></text:span><text:span text:style-name="T232">Autonomie bedeutet, dass Patienten das Recht haben, sich über ihren Zustand zu erkundigen, eine Diagnose und einen Behandlungsplan im Diagnose- und Behandlungsprozess zu akzeptieren, abzulehnen oder zu wählen</text:span><text:span text:style-name="T233">.<text:s/></text:span><text:span text:style-name="T234">Dies ist nach geltendem Recht und moralischer Ethik erforderlich. Für jede medizinische Einrichtung und Produkt sollte</text:span><text:span text:style-name="T235">n</text:span><text:span text:style-name="T236"><text:s/>sich an das Gesetz halten und darauf bestehen, die Rechte der Patienten zu schützen. Dies steht auch im Einklang mit<text:s/></text:span><text:span text:style-name="T237">Genfer Deklaration des Weltärztebundes</text:span><text:span text:style-name="T238"><text:s/>zur<text:s/></text:span><text:span text:style-name="T239">die Autonomie und die Würde meiner Patientin oder Patienten respektiere</text:span><text:span text:style-name="T240"><text:s/></text:span><text:span text:style-name="T241">(WMA, 2017)</text:span><text:span text:style-name="T242">. Im Vergleich zu paternalistischem Verhalten fühlen sich die Patienten durch Fragen respektiert</text:span><text:span text:style-name="T243">. D</text:span><text:span text:style-name="T244">ies ist der Schutz der Menschenrechte der Patienten,<text:s/></text:span><text:span text:style-name="T245">Es<text:s/></text:span><text:span text:style-name="T246">erfüllt die Bedürfnisse der Patienten selbst wie möglich.<text:s/></text:span><text:span text:style-name="T247">Der Wunsch des Patienten spielt dabei eine entscheidende Rolle. Wenn die Wünsche der Menschen erfüllt sind, werden sie sich glücklich fühlen, was auch mit Aristoteles' Definition<text:s/></text:span><text:span text:style-name="T248">d</text:span><text:span text:style-name="T249">e</text:span><text:span text:style-name="T250">s</text:span><text:span text:style-name="T251"><text:s/></text:span><text:span text:style-name="T252">„</text:span><text:span text:style-name="T253">höchste Gut</text:span><text:span text:style-name="T254">“</text:span><text:span text:style-name="T255"><text:s/>und<text:s/></text:span><text:span text:style-name="T256">„</text:span><text:span text:style-name="T257">Glückseligkeit</text:span><text:span text:style-name="T258">“</text:span><text:span text:style-name="T259"><text:s/>übereinstimmt, die in der<text:s/></text:span><text:span text:style-name="T260">Tugendethik<text:s/></text:span><text:span text:style-name="T261">vorgeschlagen wird</text:span><text:span text:style-name="T262"><text:s/></text:span><text:span text:style-name="T263">(Herzog, Blank, &amp; Sonar, Grundlagen der Moralphilosophie und normativen Ethik, 2022)</text:span><text:span text:style-name="T264">.<text:s/></text:span><text:span text:style-name="T265">Es ist jedoch zu beachten, dass wir immer noch beurteilen müssen, ob der Patient über die Fähigkeit zur Autonomie verfügt. Die Entscheidung eine</text:span><text:span text:style-name="T266">r</text:span><text:span text:style-name="T267"><text:s/>Patient ohne Autonomiefähigkeit ist nicht referenziell.<text:s/></text:span><text:span text:style-name="T268">Wenn Perfood sich zu sehr auf die Meinung des Patienten verlassen, kann dies aufgrund der falschen Entscheidungsfindung des Patienten schwerwiegende Folgen haben.</text:span><text:span text:style-name="T269"><text:s/></text:span><text:span text:style-name="T270">Um<text:s/></text:span><text:span text:style-name="T271">den<text:s/></text:span><text:span text:style-name="T272">Schaden</text:span><text:span text:style-name="T273">, der durch Entscheidungsfehler verursachtet wird,</text:span><text:span text:style-name="T274"><text:s/>zu vermeiden, ist es notwendig, die Entscheidung des Patienten abzuwägen, bevor die Entscheidung des Patienten übernommen wird.</text:span><text:span text:style-name="T275"><text:s/></text:span><text:span text:style-name="T276">E</text:span><text:span text:style-name="T277">s</text:span><text:span text:style-name="T278"><text:s/>ist</text:span><text:span text:style-name="T279"><text:s/>wichtig abwägen zu können,</text:span><text:span text:style-name="T280"><text:s/></text:span><text:span text:style-name="T281">wann die vollständige Autonomie der Patient in Frage gestellt werden darf oder muss</text:span><text:span text:style-name="T282"><text:s/></text:span><text:span text:style-name="T283">(Herzog, Blank, &amp; Sonar, Autonomie und Freiheit, 2022)</text:span><text:span text:style-name="T284"><text:s/></text:span><text:span text:style-name="T285">.<text:s/></text:span><text:span text:style-name="T286">Entsprechend<text:s/></text:span><text:span text:style-name="T287">sollen</text:span><text:span text:style-name="T288"><text:s/></text:span><text:span text:style-name="T289">Perfood</text:span><text:span text:style-name="T290"><text:s/>die Methode des Boostens</text:span><text:span text:style-name="T291"><text:s/>verwenden</text:span><text:span text:style-name="T292">, um Patienten mehr über die relevanten Informationen zu informieren</text:span><text:span text:style-name="T293">.<text:s/></text:span><text:span text:style-name="T294">D</text:span><text:span text:style-name="T295">amit</text:span><text:span text:style-name="T296"><text:s/>können</text:span><text:span text:style-name="T297"><text:s/>Patienten über die entsprechende Krankheit nachdenken und eine gelassene Entscheidung treffe</text:span><text:span text:style-name="T298">n</text:span><text:span text:style-name="T299">.</text:span><text:span text:style-name="T300"><text:s/></text:span><text:span text:style-name="T301">Verbessern die Fähigkeit der Patienten,<text:s/></text:span><text:span text:style-name="T302">um<text:s/></text:span><text:span text:style-name="T303">eine korrekter und vernünftiger<text:s/></text:span><text:span text:style-name="T304">Entscheidungen zu treffe</text:span><text:span text:style-name="T305">n</text:span><text:span text:style-name="T306">.<text:s/></text:span><text:span text:style-name="T307">Hier sollen Perfood die Zeit beachten. Boosting braucht zeit um dem Patienten die Mittel zu geben, die er braucht um solche Entscheidungen besser treffen zu können.</text:span></text:p>
      <text:soft-page-break/>
      <text:p text:style-name="P308"><text:span text:style-name="T309">Bei<text:s/></text:span><text:span text:style-name="T310">Perfood</text:span><text:span text:style-name="T311"><text:s/>ist es sehr wichtig, Patienten zu fragen und ihre Entscheidungen zu respektieren, was das<text:s/></text:span><text:span text:style-name="T312">Sympathie</text:span><text:span text:style-name="T313"><text:s/>des Patienten<text:s/></text:span><text:span text:style-name="T314">erhöht</text:span><text:span text:style-name="T315"><text:s/>und somit stärkeres Vertrauen aufbaut. Und Vertrauen kann den Behandlungseffekt<text:s/></text:span><text:span text:style-name="T316">verbressern<text:s/></text:span><text:span text:style-name="T317">und die Zufriedenheit der Patienten<text:s/></text:span><text:span text:style-name="T318">zum Perfood<text:s/></text:span><text:span text:style-name="T319">steigern</text:span><text:span text:style-name="T320">.</text:span><text:span text:style-name="T321"><text:s/></text:span><text:span text:style-name="T322">G</text:span><text:span text:style-name="T323">leichzeitig kann es auch die Arbeitseffizienz von<text:s/></text:span><text:span text:style-name="T324">Perfood</text:span><text:span text:style-name="T325"><text:s/>verbessern.<text:s/></text:span><text:span text:style-name="T326">Das Vertrauen und Autonomie einander ergänzen bzw. sich wechselseitig befördern können, wird am Beispiel der Forschung mit Biobanken illustriert</text:span><text:span text:style-name="T327"><text:s/></text:span><text:span text:style-name="T328">(Beier, 2022)</text:span><text:span text:style-name="T329">.<text:s/></text:span><text:span text:style-name="T330">Es besteht kein Konflikt zwischen Patientenvertrauen und<text:s/></text:span><text:span text:style-name="T331">A</text:span><text:span text:style-name="T332">utonomie</text:span><text:span text:style-name="T333"><text:s/>der</text:span><text:span text:style-name="T334"><text:s/>Patienten</text:span><text:span text:style-name="T335">.<text:s/></text:span><text:span text:style-name="T336">U</text:span><text:span text:style-name="T337">nd Patienten<text:s/></text:span><text:span text:style-name="T338">sollten ihre Autonomie nicht aufgrund von Vertrauen aufgeben</text:span><text:span text:style-name="T339">.</text:span><text:span text:style-name="T340"><text:s/>Bei einem Overtrust in die<text:s/></text:span><text:span text:style-name="T341">Perfood</text:span><text:span text:style-name="T342"><text:s/>kann es dazu kommen das bei einem</text:span><text:span text:style-name="T343"><text:s/></text:span><text:span text:style-name="T344">falschen Verdacht der App mehr vertraut wird als dem Arzt</text:span><text:span text:style-name="T345">,</text:span><text:span text:style-name="T346"><text:s/>wodurch</text:span><text:span text:style-name="T347"><text:s/></text:span><text:span text:style-name="T348">die Beziehung zum Arzt nachhaltig geschädigt wird.<text:s/></text:span><text:span text:style-name="T349">„Vertrauen ist die Zuversicht, dass man die gewünschten Ergebnisse erzielen wird, anstatt</text:span><text:span text:style-name="T350"><text:s/></text:span><text:span text:style-name="T351">befürchtete Kosten oder Repressalien erfahren, wenn sie von einer Instanz außerhalb des Selbst abhängig sind“</text:span><text:span text:style-name="T352"><text:s/>(Hardré</text:span><text:span text:style-name="T353">,</text:span><text:span text:style-name="T354">2016: 87)</text:span><text:span text:style-name="T355">.<text:s/></text:span><text:span text:style-name="T356">D</text:span><text:span text:style-name="T357">ie Beziehung zwischen Patienten und Technologie basiert auf einem stabilen Vertrauensverhältnis.</text:span><text:span text:style-name="T358"><text:s/></text:span><text:span text:style-name="T359">Wenn die Technologie hohe Zuverlässigkeit und Genauigkeit aufweist, können Patienten ihr Vertrauen in die Technologie<text:s/></text:span><text:span text:style-name="T360">ver</text:span><text:span text:style-name="T361">stärken.</text:span><text:span text:style-name="T362"><text:s/></text:span><text:span text:style-name="T363">Es ist jedoch zu beachten, dass sich der Einsatz von Technologie an den Wünschen und Bedürfnissen des Patienten orientieren sollte</text:span><text:span text:style-name="T364">.</text:span><text:span text:style-name="T365"><text:s/></text:span><text:span text:style-name="T366">W</text:span><text:span text:style-name="T367">enn die Technologie gegen den Willen durchgeführt wird, also der Wunsch des Patienten nicht respektiert wird,<text:s/></text:span><text:span text:style-name="T368">wird eine Vertrauenskrise gegen die Perfood verursachen, wodurch die Verwendung der Software verringert wird.</text:span><text:span text:style-name="T369"><text:s/></text:span><text:span text:style-name="T370">Daher ist es nicht nur ein respektvoller Umgang mit den Patienten, sondern auch eine gute Möglichkeit, Vertrauen zu bewahren, wenn die Entscheidung</text:span><text:span text:style-name="T371"><text:s/>von</text:span><text:span text:style-name="T372"><text:s/>der Patienten gelegt wird.</text:span></text:p>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text:bookmark-start text:name="_Hlk128612851"/><text:span text:style-name="T388">Literaturverzeichnis</text:span><text:bookmark-end text:name="_Hlk128612851"/></text:p>
      <text:p text:style-name="P389"/>
      <text:p text:style-name="P390"><text:span text:style-name="T391">Beier, K. (2022).<text:s/></text:span><text:span text:style-name="T392">Vertrauen in der Medizin.</text:span><text:span text:style-name="T393"><text:s/>Wiesbaden: Springer VS.</text:span></text:p>
      <text:p text:style-name="P394"/>
      <text:p text:style-name="P395"><text:span text:style-name="T396">BGB. (2022).<text:s/></text:span><text:span text:style-name="T397">Bürgerliches Gesetzbuch § 630d - Bürgerliches Gesetzbuch (BGB).</text:span><text:span text:style-name="T398"><text:s/></text:span><text:span text:style-name="T399">Retrieved from buzer.de: https://www.buzer.de/s1.htm?g=BGB&amp;a=630d</text:span></text:p>
      <text:p text:style-name="P400"/>
      <text:p text:style-name="P401"><text:span text:style-name="T402">Brutsaert, E. F. (9 2020).<text:s/></text:span><text:span text:style-name="T403">Hyperosmolarer hyperglykämischer Zustand (HHS).</text:span><text:span text:style-name="T404"><text:s/>Von MSD MANUAL: https://www.msdmanuals.com/de-de/profi/endokrine-und-metabolische-krankheiten/diabetes-mellitus-und-andere-störungen-des-kohlenhydratstoffwechsels/hyperosmolarer-hyperglykämischer-zustand-hhs abgerufen</text:span></text:p>
      <text:p text:style-name="P405"/>
      <text:p text:style-name="P406"><text:span text:style-name="T407">Dimsdale, J. E. (2020, 10).<text:s/></text:span><text:span text:style-name="T408">Psychologische Faktoren, die andere medizinische Bedingungen beeinflussen.</text:span><text:span text:style-name="T409"><text:s/></text:span><text:span text:style-name="T410">Retrieved from MSD MANUAL: https://www.msdmanuals.com/de-de/profi/psychische-störungen/somatische-symptome-und-ähnliche-störungen/psychologische-faktoren-die-andere-medizinische-bedingungen-beeinflussen</text:span></text:p>
      <text:p text:style-name="P411"/>
      <text:p text:style-name="P412">Herzog, C., Blank, S., &amp; Sonar, A. (2022). Autonomie und Freiheit.</text:p>
      <text:p text:style-name="P413"/>
      <text:p text:style-name="P414">Herzog, C., Blank, S., &amp; Sonar, A. (2022). Grundlagen der Moralphilosophie und normativen Ethik.</text:p>
      <text:p text:style-name="P415"/>
      <text:p text:style-name="P416"><text:span text:style-name="T417">WMA. (2017, 10).<text:s/></text:span><text:span text:style-name="T418">WMA DECLARATION OF GENEVA.</text:span><text:span text:style-name="T419"><text:s/>Retrieved from WMA: https://www.wma.net/policies-post/wma-declaration-of-geneva/</text:span></text:p>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text:span text:style-name="T434">Die<text:s/></text:span><text:span text:style-name="T435">Patienten mit Autonomie verfügen über entsprechende kognitive Fähigkeiten, und<text:s/></text:span><text:span text:style-name="T436">´die<text:s/></text:span><text:span text:style-name="T437">kognitive Fähigkeiten hängen von der Fähigkeit des Patienten ab, die Natur zu verstehen und Zweck der Behandlung, einschließlich der Auswirkungen der Behandlung auf den Körper, der Folgen einer Nichtbehandlung und des Verständnisses der verschiedenen Risiken und Nebenwirkungen, die vom Arzt erklärt werden.</text:span></text:p>
      <text:p text:style-name="P438"/>
      <text:p text:style-name="P439"><text:span text:style-name="T440">Liegt keine entsprechende Fähigkeit vor, muss der Patient nicht informiert werden.</text:span></text:p>
      <text:p text:style-name="P441"/>
      <text:p text:style-name="P442"/>
      <text:p text:style-name="P443"><text:span text:style-name="T444">Patienten zu fragen ist ein Prozess, Patienten zu bitten, ihre Bedürfnisse zu äußern, und entsprechende Maßnahmen in Übereinstimmung mit den Wünschen von Patienten zu ergreifen, um die Bedürfnisse von Patienten zu erfüllen.</text:span></text:p>
      <text:p text:style-name="P445"/>
      <text:p text:style-name="P4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Helvetica" svg:font-family="Helvetica" style:font-family-generic="swiss" style:font-pitch="variable" svg:panose-1="2 11 6 4 2 2 2 2 2 4"/>
    <style:font-face style:name="Open Sans" svg:font-family="Open Sans" style:font-family-generic="swiss" style:font-pitch="variable"/>
    <style:font-face style:name="inherit" svg:font-family="inherit" style:font-family-generic="roman" svg:panose-1="0 0 0 0 0 0 0 0 0 0"/>
    <style:font-face style:name="Calibri" svg:font-family="Calibri" style:font-family-generic="swiss" style:font-pitch="variable" svg:panose-1="2 15 5 2 2 2 4 3 2 4"/>
    <style:font-face style:name="DengXian Light" svg:font-family="DengXian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2916in"/>
      <style:text-properties style:font-name="DengXian"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标题1" style:display-name="标题 1" style:family="paragraph" style:parent-style-name="正文" style:next-style-name="正文" style:default-outline-level="1">
      <style:paragraph-properties fo:keep-with-next="always" fo:keep-together="always" fo:margin-top="0.2361in" fo:margin-bottom="0.2291in" fo:line-height="240%"/>
      <style:text-properties fo:font-weight="bold" style:font-weight-asian="bold" style:font-weight-complex="bold" style:letter-kerning="true" fo:font-size="22pt" style:font-size-asian="22pt" style:font-size-complex="22pt" fo:hyphenate="false"/>
    </style:style>
    <style:style style:name="标题3" style:display-name="标题 3" style:family="paragraph" style:parent-style-name="正文" style:default-outline-level="3">
      <style:paragraph-properties fo:widows="2" fo:orphans="2" fo:text-align="start" fo:margin-top="0.0694in" fo:margin-bottom="0.0694in"/>
      <style:text-properties style:font-name="SimSun" style:font-name-asian="SimSun" style:font-name-complex="SimSun" fo:font-weight="bold" style:font-weight-asian="bold" style:font-weight-complex="bold" style:letter-kerning="false" fo:font-size="13.5pt" style:font-size-asian="13.5pt" style:font-size-complex="13.5pt"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HTML预设格式" style:display-name="HTML 预设格式" style:family="paragraph" style:parent-style-name="正文">
      <style:paragraph-properties fo:widows="2" fo:orphans="2" fo:text-align="start">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SimSun" style:font-name-asian="SimSun" style:font-name-complex="SimSun" style:letter-kerning="false" fo:font-size="12pt" style:font-size-asian="12pt" style:font-size-complex="12pt" fo:hyphenate="false"/>
    </style:style>
    <style:style style:name="HTML预设格式字符" style:display-name="HTML 预设格式 字符" style:family="text" style:parent-style-name="默认段落字体">
      <style:text-properties style:font-name="SimSun" style:font-name-asian="SimSun" style:font-name-complex="SimSun" style:letter-kerning="false" fo:font-size="12pt" style:font-size-asian="12pt" style:font-size-complex="12pt"/>
    </style:style>
    <style:style style:name="y2iqfc" style:display-name="y2iqfc" style:family="text" style:parent-style-name="默认段落字体"/>
    <style:style style:name="Default" style:display-name="Default" style:family="paragraph">
      <style:paragraph-properties fo:widows="0" fo:orphans="0" style:text-autospace="none"/>
      <style:text-properties style:font-name="Times New Roman" style:font-name-complex="Times New Roman" fo:color="#000000" style:letter-kerning="false" fo:font-size="12pt" style:font-size-asian="12pt" style:font-size-complex="12pt" fo:hyphenate="false"/>
    </style:style>
    <style:style style:name="无间隔" style:display-name="无间隔" style:family="paragraph">
      <style:text-properties style:font-name="Times New Roman" style:letter-kerning="false" fo:font-size="11pt" style:font-size-asian="11pt" style:language-asian="en" style:country-asian="US" fo:hyphenate="false"/>
    </style:style>
    <style:style style:name="超链接" style:display-name="超链接" style:family="text" style:parent-style-name="默认段落字体">
      <style:text-properties fo:color="#0000FF" style:text-underline-type="single" style:text-underline-style="solid" style:text-underline-width="auto" style:text-underline-mode="continuous"/>
    </style:style>
    <style:style style:name="标题3字符" style:display-name="标题 3 字符" style:family="text" style:parent-style-name="默认段落字体">
      <style:text-properties style:font-name="SimSun" style:font-name-asian="SimSun" style:font-name-complex="SimSun" fo:font-weight="bold" style:font-weight-asian="bold" style:font-weight-complex="bold" style:letter-kerning="false" fo:font-size="13.5pt" style:font-size-asian="13.5pt" style:font-size-complex="13.5pt"/>
    </style:style>
    <style:style style:name="标题1字符" style:display-name="标题 1 字符" style:family="text" style:parent-style-name="默认段落字体">
      <style:text-properties fo:font-weight="bold" style:font-weight-asian="bold" style:font-weight-complex="bold" style:letter-kerning="true" fo:font-size="22pt" style:font-size-asian="22pt" style:font-size-complex="22pt"/>
    </style:style>
    <style:style style:name="topic__authors--description" style:display-name="topic__authors--description" style:family="paragraph" style:parent-style-name="正文">
      <style:paragraph-properties fo:widows="2" fo:orphans="2" fo:text-align="start" fo:margin-top="0.0694in" fo:margin-bottom="0.0694in"/>
      <style:text-properties style:font-name="SimSun" style:font-name-asian="SimSun" style:font-name-complex="SimSun" style:letter-kerning="false" fo:font-size="12pt" style:font-size-asian="12pt" style:font-size-complex="12pt" fo:hyphenate="false"/>
    </style:style>
    <style:style style:name="要点" style:display-name="要点" style:family="text" style:parent-style-name="默认段落字体">
      <style:text-properties fo:font-weight="bold" style:font-weight-asian="bold" style:font-weight-complex="bold"/>
    </style:style>
    <style:style style:name="书目" style:display-name="书目" style:family="paragraph" style:parent-style-name="正文" style:next-style-name="正文">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layout-grid-mode="line" style:layout-grid-lines="45"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ang Youran</meta:initial-creator>
    <dc:creator>Wang Youran</dc:creator>
    <meta:creation-date>2023-03-01T00:59:00Z</meta:creation-date>
    <dc:date>2023-03-02T01:23:00Z</dc:date>
    <meta:template xlink:href="Normal" xlink:type="simple"/>
    <meta:editing-cycles>1</meta:editing-cycles>
    <meta:editing-duration>PT79680S</meta:editing-duration>
    <meta:document-statistic meta:page-count="8" meta:paragraph-count="25" meta:word-count="1942" meta:character-count="12993" meta:row-count="92" meta:non-whitespace-character-count="11076"/>
  </office:meta>
</office:document-meta>
</file>